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e6d02" officeooo:paragraph-rsid="000e6d02"/>
    </style:style>
    <style:style style:name="P2" style:family="paragraph" style:parent-style-name="Standard">
      <style:paragraph-properties fo:text-align="justify" style:justify-single-word="false"/>
      <style:text-properties officeooo:rsid="000e6d02" officeooo:paragraph-rsid="00145f79"/>
    </style:style>
    <style:style style:name="P3" style:family="paragraph" style:parent-style-name="Standard">
      <style:paragraph-properties fo:text-align="justify" style:justify-single-word="false"/>
      <style:text-properties fo:font-weight="bold" officeooo:rsid="001166a8" officeooo:paragraph-rsid="00145f79" style:font-weight-asian="bold" style:font-weight-complex="bold"/>
    </style:style>
    <style:style style:name="P4" style:family="paragraph" style:parent-style-name="Standard">
      <style:paragraph-properties fo:text-align="justify" style:justify-single-word="false"/>
      <style:text-properties fo:font-weight="bold" officeooo:paragraph-rsid="00145f79" style:font-weight-asian="bold" style:font-weight-complex="bold"/>
    </style:style>
    <style:style style:name="P5" style:family="paragraph" style:parent-style-name="Standard">
      <style:paragraph-properties fo:text-align="justify" style:justify-single-word="false"/>
      <style:text-properties officeooo:rsid="001166a8" officeooo:paragraph-rsid="001166a8"/>
    </style:style>
    <style:style style:name="P6" style:family="paragraph" style:parent-style-name="Standard">
      <style:paragraph-properties fo:text-align="justify" style:justify-single-word="false"/>
      <style:text-properties officeooo:rsid="001166a8" officeooo:paragraph-rsid="00145f79"/>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e6d02" officeooo:paragraph-rsid="000e6d02"/>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0e6d02" officeooo:paragraph-rsid="001b7177"/>
    </style:style>
    <style:style style:name="P9" style:family="paragraph" style:parent-style-name="Standard">
      <style:paragraph-properties fo:text-align="justify" style:justify-single-word="false"/>
      <style:text-properties fo:font-style="italic" officeooo:rsid="000e6d02" officeooo:paragraph-rsid="000e6d02" style:font-style-asian="italic" style:font-style-complex="italic"/>
    </style:style>
    <style:style style:name="P10" style:family="paragraph" style:parent-style-name="Standard">
      <style:paragraph-properties fo:text-align="justify" style:justify-single-word="false"/>
      <style:text-properties fo:font-style="italic" officeooo:rsid="000e6d02" officeooo:paragraph-rsid="00145f79" style:font-style-asian="italic" style:font-style-complex="italic"/>
    </style:style>
    <style:style style:name="P11" style:family="paragraph" style:parent-style-name="Standard">
      <style:paragraph-properties fo:text-align="justify" style:justify-single-word="false"/>
      <style:text-properties fo:font-style="italic" style:text-underline-style="solid" style:text-underline-width="auto" style:text-underline-color="font-color" officeooo:rsid="000e6d02" officeooo:paragraph-rsid="000e6d02" style:font-style-asian="italic" style:font-style-complex="italic"/>
    </style:style>
    <style:style style:name="P12" style:family="paragraph" style:parent-style-name="Standard">
      <style:paragraph-properties fo:text-align="justify" style:justify-single-word="false"/>
      <style:text-properties fo:font-style="italic" style:text-underline-style="solid" style:text-underline-width="auto" style:text-underline-color="font-color" officeooo:rsid="000e6d02" officeooo:paragraph-rsid="00145f79" style:font-style-asian="italic" style:font-style-complex="italic"/>
    </style:style>
    <style:style style:name="P13" style:family="paragraph" style:parent-style-name="Standard">
      <style:paragraph-properties fo:text-align="justify" style:justify-single-word="false"/>
      <style:text-properties fo:font-style="italic" style:text-underline-style="solid" style:text-underline-width="auto" style:text-underline-color="font-color" officeooo:rsid="000eacbb" officeooo:paragraph-rsid="000eacbb" style:font-style-asian="italic" style:font-style-complex="italic"/>
    </style:style>
    <style:style style:name="P14" style:family="paragraph" style:parent-style-name="Standard">
      <style:paragraph-properties fo:text-align="justify" style:justify-single-word="false"/>
      <style:text-properties fo:font-style="italic" style:text-underline-style="solid" style:text-underline-width="auto" style:text-underline-color="font-color" officeooo:rsid="000eacbb" officeooo:paragraph-rsid="00145f79" style:font-style-asian="italic" style:font-style-complex="italic"/>
    </style:style>
    <style:style style:name="P15" style:family="paragraph" style:parent-style-name="Standard">
      <style:paragraph-properties fo:text-align="justify" style:justify-single-word="false"/>
      <style:text-properties officeooo:rsid="000eacbb" officeooo:paragraph-rsid="000eacbb"/>
    </style:style>
    <style:style style:name="P16" style:family="paragraph" style:parent-style-name="Standard">
      <style:paragraph-properties fo:text-align="justify" style:justify-single-word="false"/>
      <style:text-properties officeooo:rsid="000eacbb" officeooo:paragraph-rsid="00145f79"/>
    </style:style>
    <style:style style:name="P17" style:family="paragraph" style:parent-style-name="Standard">
      <style:paragraph-properties fo:text-align="justify" style:justify-single-word="false"/>
      <style:text-properties officeooo:rsid="001b7177" officeooo:paragraph-rsid="001b7177"/>
    </style:style>
    <style:style style:name="P18" style:family="paragraph" style:parent-style-name="Standard">
      <style:paragraph-properties fo:text-align="justify" style:justify-single-word="false"/>
      <style:text-properties officeooo:paragraph-rsid="000e6d02"/>
    </style:style>
    <style:style style:name="P19" style:family="paragraph" style:parent-style-name="Standard">
      <style:paragraph-properties fo:text-align="justify" style:justify-single-word="false"/>
      <style:text-properties officeooo:paragraph-rsid="001166a8"/>
    </style:style>
    <style:style style:name="P20" style:family="paragraph" style:parent-style-name="Standard">
      <style:paragraph-properties fo:text-align="justify" style:justify-single-word="false"/>
      <style:text-properties officeooo:paragraph-rsid="00145f79"/>
    </style:style>
    <style:style style:name="P21" style:family="paragraph" style:parent-style-name="Standard">
      <style:paragraph-properties fo:text-align="justify" style:justify-single-word="false"/>
      <style:text-properties officeooo:paragraph-rsid="0021979b"/>
    </style:style>
    <style:style style:name="P22" style:family="paragraph" style:parent-style-name="Standard">
      <style:paragraph-properties fo:text-align="justify" style:justify-single-word="false"/>
      <style:text-properties officeooo:paragraph-rsid="001b7177"/>
    </style:style>
    <style:style style:name="P23" style:family="paragraph" style:parent-style-name="Standard">
      <style:paragraph-properties fo:text-align="justify" style:justify-single-word="false"/>
      <style:text-properties officeooo:paragraph-rsid="00236f2b"/>
    </style:style>
    <style:style style:name="P24" style:family="paragraph" style:parent-style-name="Standard">
      <style:paragraph-properties fo:text-align="justify" style:justify-single-word="false"/>
      <style:text-properties officeooo:rsid="00236f2b" officeooo:paragraph-rsid="00236f2b"/>
    </style:style>
    <style:style style:name="P25" style:family="paragraph" style:parent-style-name="Standard">
      <style:paragraph-properties fo:text-align="justify" style:justify-single-word="false"/>
      <style:text-properties officeooo:rsid="0027f5c0" officeooo:paragraph-rsid="0027f5c0"/>
    </style:style>
    <style:style style:name="P26" style:family="paragraph" style:parent-style-name="Standard">
      <style:paragraph-properties fo:text-align="justify" style:justify-single-word="false" fo:break-before="page"/>
      <style:text-properties fo:font-weight="bold" officeooo:rsid="001166a8" officeooo:paragraph-rsid="00145f79" style:font-weight-asian="bold" style:font-weight-complex="bold"/>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officeooo:rsid="0026b216" officeooo:paragraph-rsid="0026b216" style:font-weight-asian="bold" style:font-weight-complex="bold"/>
    </style:style>
    <style:style style:name="P28" style:family="paragraph" style:parent-style-name="Standard" style:list-style-name="L1">
      <style:paragraph-properties fo:text-align="justify" style:justify-single-word="false"/>
      <style:text-properties officeooo:rsid="000e6d02" officeooo:paragraph-rsid="000e6d02"/>
    </style:style>
    <style:style style:name="P29" style:family="paragraph" style:parent-style-name="Standard" style:list-style-name="L1">
      <style:paragraph-properties fo:text-align="justify" style:justify-single-word="false"/>
      <style:text-properties officeooo:rsid="000e6d02" officeooo:paragraph-rsid="00145f79"/>
    </style:style>
    <style:style style:name="P30" style:family="paragraph" style:parent-style-name="Standard" style:list-style-name="L2">
      <style:paragraph-properties fo:text-align="justify" style:justify-single-word="false"/>
      <style:text-properties officeooo:rsid="000e6d02" officeooo:paragraph-rsid="000e6d02"/>
    </style:style>
    <style:style style:name="P31" style:family="paragraph" style:parent-style-name="Standard" style:list-style-name="L3">
      <style:paragraph-properties fo:text-align="justify" style:justify-single-word="false"/>
      <style:text-properties officeooo:rsid="000e6d02" officeooo:paragraph-rsid="000e6d02"/>
    </style:style>
    <style:style style:name="P32" style:family="paragraph" style:parent-style-name="Standard" style:list-style-name="L8">
      <style:paragraph-properties fo:text-align="justify" style:justify-single-word="false"/>
      <style:text-properties officeooo:rsid="000e6d02" officeooo:paragraph-rsid="00145f79"/>
    </style:style>
    <style:style style:name="P33" style:family="paragraph" style:parent-style-name="Standard" style:list-style-name="L9">
      <style:paragraph-properties fo:text-align="justify" style:justify-single-word="false"/>
      <style:text-properties officeooo:rsid="000e6d02" officeooo:paragraph-rsid="00145f79"/>
    </style:style>
    <style:style style:name="P34" style:family="paragraph" style:parent-style-name="Standard" style:list-style-name="L4">
      <style:paragraph-properties fo:text-align="justify" style:justify-single-word="false"/>
      <style:text-properties officeooo:paragraph-rsid="001166a8"/>
    </style:style>
    <style:style style:name="P35" style:family="paragraph" style:parent-style-name="Standard" style:list-style-name="L6">
      <style:paragraph-properties fo:text-align="justify" style:justify-single-word="false"/>
      <style:text-properties officeooo:paragraph-rsid="00145f79"/>
    </style:style>
    <style:style style:name="P36" style:family="paragraph" style:parent-style-name="Standard" style:list-style-name="L10">
      <style:paragraph-properties fo:text-align="justify" style:justify-single-word="false"/>
      <style:text-properties officeooo:paragraph-rsid="00179289"/>
    </style:style>
    <style:style style:name="P37" style:family="paragraph" style:parent-style-name="Standard" style:list-style-name="L5">
      <style:paragraph-properties fo:text-align="justify" style:justify-single-word="false"/>
      <style:text-properties officeooo:rsid="001166a8" officeooo:paragraph-rsid="001166a8"/>
    </style:style>
    <style:style style:name="P38" style:family="paragraph" style:parent-style-name="Standard" style:list-style-name="L11">
      <style:paragraph-properties fo:text-align="justify" style:justify-single-word="false"/>
      <style:text-properties officeooo:rsid="001166a8" officeooo:paragraph-rsid="00145f79"/>
    </style:style>
    <style:style style:name="P39" style:family="paragraph" style:parent-style-name="Standard" style:list-style-name="L7">
      <style:paragraph-properties fo:text-align="justify" style:justify-single-word="false"/>
      <style:text-properties fo:font-style="normal" officeooo:rsid="000e6d02" officeooo:paragraph-rsid="00145f79" style:font-style-asian="normal" style:font-style-complex="normal"/>
    </style:style>
    <style:style style:name="P40" style:family="paragraph" style:parent-style-name="Standard">
      <style:paragraph-properties fo:text-align="justify" style:justify-single-word="false"/>
      <style:text-properties officeooo:rsid="00236f2b" officeooo:paragraph-rsid="002d766c"/>
    </style:style>
    <style:style style:name="P41"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26b216" officeooo:paragraph-rsid="0026b216" style:font-weight-asian="bold" style:font-weight-complex="bold"/>
    </style:style>
    <style:style style:name="T1" style:family="text">
      <style:text-properties officeooo:rsid="000e6d02"/>
    </style:style>
    <style:style style:name="T2" style:family="text">
      <style:text-properties officeooo:rsid="000eacbb"/>
    </style:style>
    <style:style style:name="T3" style:family="text">
      <style:text-properties fo:font-weight="bold" style:font-weight-asian="bold" style:font-weight-complex="bold"/>
    </style:style>
    <style:style style:name="T4" style:family="text">
      <style:text-properties fo:font-weight="bold" officeooo:rsid="000e6d02" style:font-weight-asian="bold" style:font-weight-complex="bold"/>
    </style:style>
    <style:style style:name="T5" style:family="text">
      <style:text-properties fo:font-style="italic" style:text-underline-style="solid" style:text-underline-width="auto" style:text-underline-color="font-color" officeooo:rsid="000e6d02"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0f2afc"/>
    </style:style>
    <style:style style:name="T8" style:family="text">
      <style:text-properties officeooo:rsid="00145f79"/>
    </style:style>
    <style:style style:name="T9" style:family="text">
      <style:text-properties officeooo:rsid="0015037d"/>
    </style:style>
    <style:style style:name="T10" style:family="text">
      <style:text-properties officeooo:rsid="0015cdb6"/>
    </style:style>
    <style:style style:name="T11" style:family="text">
      <style:text-properties officeooo:rsid="00179289"/>
    </style:style>
    <style:style style:name="T12" style:family="text">
      <style:text-properties officeooo:rsid="001a53ff"/>
    </style:style>
    <style:style style:name="T13" style:family="text">
      <style:text-properties officeooo:rsid="001b7177"/>
    </style:style>
    <style:style style:name="T14" style:family="text">
      <style:text-properties officeooo:rsid="001ec427"/>
    </style:style>
    <style:style style:name="T15" style:family="text">
      <style:text-properties officeooo:rsid="002060b3"/>
    </style:style>
    <style:style style:name="T16" style:family="text">
      <style:text-properties officeooo:rsid="002197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sis template Draw N°1</text:p>
      <text:p text:style-name="P7"><text:span text:style-name="T3">Title:</text:span> Vision Methods for Navigation of Unmanned Aerial Vehicles <text:span text:style-name="T8">(UAVs)</text:span></text:p>
      <text:p text:style-name="P1"/>
      <text:p text:style-name="P18"><text:span text:style-name="T4">Aims and objectives</text:span><text:span text:style-name="T1"> (If someone asked you what is my thesis about, this is what I said):</text:span></text:p>
      <text:p text:style-name="P1"/>
      <text:p text:style-name="P18"><text:span text:style-name="T5">Aim:</text:span><text:span text:style-name="T1"> Propose computer vision algorithms to aid autonomous drone navigation.</text:span></text:p>
      <text:p text:style-name="P18"/>
      <text:p text:style-name="P18"><text:span text:style-name="T5">Scopes:</text:span><text:span text:style-name="T1"> <text:s/></text:span></text:p>
      <text:list xml:id="list2988588030" text:style-name="L1">
        <text:list-item>
          <text:p text:style-name="P28">Monochrome and/or RGB cameras as sensors for data acquisition</text:p>
        </text:list-item>
        <text:list-item>
          <text:p text:style-name="P28">Use of classic methods of image analysis for segmentation/ detection of objects</text:p>
        </text:list-item>
      </text:list>
      <text:p text:style-name="P18"/>
      <text:p text:style-name="P9"><text:span text:style-name="T6">Gap:</text:span> </text:p>
      <text:list xml:id="list1912439298" text:style-name="L2">
        <text:list-item>
          <text:p text:style-name="P30">Insufficiency of computer vision algorithms robust enough to the natural disturbances generated in missions with drones.</text:p>
        </text:list-item>
      </text:list>
      <text:p text:style-name="P1"/>
      <text:p text:style-name="P11">Main argument:</text:p>
      <text:list xml:id="list2754732168" text:style-name="L3">
        <text:list-item>
          <text:p text:style-name="P31">There are hundreds of highly performing algorithms for image segmentation and object detection based on neural networks and artificial intelligence, however, these algorithms are in trouble when it comes to image analysis of complex scenarios or applications where there are no a database rich enough to do the learning <text:span text:style-name="T2">process</text:span>.</text:p>
        </text:list-item>
      </text:list>
      <text:p text:style-name="P15"/>
      <text:p text:style-name="P13">Contribution:</text:p>
      <text:list xml:id="list3286483816" text:style-name="L4">
        <text:list-item>
          <text:p text:style-name="P34"><text:span text:style-name="T7">A</text:span><text:span text:style-name="T2"> new vision framework able to provide aid in the automated decision chain of UAVs in complex scenarios.</text:span></text:p>
        </text:list-item>
      </text:list>
      <text:p text:style-name="P19"/>
      <text:p text:style-name="P5"/>
      <text:list xml:id="list3461564606" text:style-name="L5">
        <text:list-header>
          <text:p text:style-name="P37"/>
        </text:list-header>
      </text:list>
      <text:p text:style-name="P1"/>
      <text:p text:style-name="P1"/>
      <text:p text:style-name="P41">Thesis template Draw N°2</text:p>
      <text:p text:style-name="P8"><text:span text:style-name="T3">Title:</text:span> <text:span text:style-name="T12">Traditional Computer Vision Methods </text:span><text:span text:style-name="T13">for </text:span>Unmanned Aerial Vehicles <text:span text:style-name="T8">(UAVs) </text:span><text:span text:style-name="T13">Applications</text:span></text:p>
      <text:p text:style-name="P2"/>
      <text:p text:style-name="P20"><text:span text:style-name="T4">Aims and objectives</text:span><text:span text:style-name="T1"> (If someone asked you what is my thesis about, this is what I said):</text:span></text:p>
      <text:p text:style-name="P2"/>
      <text:p text:style-name="P20"><text:span text:style-name="T5">Aim:</text:span><text:span text:style-name="T1"> Propose computer vision algorithms </text:span><text:span text:style-name="T8">for object detection/segmentation using classic machine learning approaches and low-level features for the </text:span><text:span text:style-name="T1">image analysis.</text:span></text:p>
      <text:p text:style-name="P20"/>
      <text:p text:style-name="P20"><text:span text:style-name="T5">Scopes:</text:span><text:span text:style-name="T1"> <text:s/></text:span></text:p>
      <text:list xml:id="list3314279093" text:style-name="L6">
        <text:list-item>
          <text:p text:style-name="P35"><text:span text:style-name="T8">Vision-based </text:span><text:span text:style-name="T9">methods </text:span><text:span text:style-name="T1">to aid autonomous drone navigation.</text:span></text:p>
        </text:list-item>
      </text:list>
      <text:list xml:id="list115232954285911" text:continue-list="list2988588030" text:style-name="L1">
        <text:list-item>
          <text:p text:style-name="P29">Monochrome and/or RGB cameras as sensors for data acquisition.</text:p>
        </text:list-item>
      </text:list>
      <text:p text:style-name="P20"/>
      <text:p text:style-name="P10"><text:span text:style-name="T6">Gap:</text:span> </text:p>
      <text:list xml:id="list3306538757" text:style-name="L7">
        <text:list-item>
          <text:p text:style-name="P39">Abandonment of classical methods for image analysis.</text:p>
        </text:list-item>
        <text:list-item>
          <text:p text:style-name="P39">Lack of unsupervised methods in image analysis for applications such as the drone navigation.</text:p>
        </text:list-item>
      </text:list>
      <text:list xml:id="list1602886149" text:style-name="L8">
        <text:list-item>
          <text:p text:style-name="P32">Insufficiency of computer vision algorithms robust enough to the natural disturbances generated in missions with drones.</text:p>
        </text:list-item>
      </text:list>
      <text:p text:style-name="P2"/>
      <text:p text:style-name="P12">Main argument:</text:p>
      <text:list xml:id="list3775490666" text:style-name="L9">
        <text:list-item>
          <text:p text:style-name="P33">There are hundreds of highly performing algorithms for image segmentation and object detection based on neural networks and artificial intelligence, however, these algorithms are in trouble when it comes to image analysis of complex scenarios or applications where there are no a database rich enough to do the learning <text:span text:style-name="T2">process</text:span>.</text:p>
        </text:list-item>
      </text:list>
      <text:p text:style-name="P16"/>
      <text:p text:style-name="P14">Contribution:</text:p>
      <text:list xml:id="list665924829" text:style-name="L10">
        <text:list-item>
          <text:p text:style-name="P36"><text:span text:style-name="T7">A</text:span><text:span text:style-name="T2"> new vision framework able to </text:span><text:span text:style-name="T9">perform the detection/segmentation of objects in an unsupervised way based on low-level image features and classic image analysis theory. This framework is tested on application</text:span><text:span text:style-name="T10">s/situations </text:span><text:span text:style-name="T11">developed </text:span><text:span text:style-name="T2">in complex scenarios </text:span><text:span text:style-name="T10">related with </text:span><text:span text:style-name="T2">provid</text:span><text:span text:style-name="T10">ing</text:span><text:span text:style-name="T2"> aid in the automated decision chain of UAV’s </text:span><text:span text:style-name="T10">navigation</text:span><text:span text:style-name="T2">.</text:span></text:p>
        </text:list-item>
      </text:list>
      <text:p text:style-name="P20"/>
      <text:p text:style-name="P3"/>
      <text:p text:style-name="P26">1. Acknowledge<text:span text:style-name="T10">s</text:span></text:p>
      <text:p text:style-name="P4"/>
      <text:p text:style-name="P3"/>
      <text:p text:style-name="P26">2. Abstract</text:p>
      <text:p text:style-name="P3"/>
      <text:p text:style-name="P3"/>
      <text:p text:style-name="P26">3. Introduction</text:p>
      <text:list xml:id="list1777057915" text:style-name="L11">
        <text:list-item>
          <text:p text:style-name="P38">What is the thesis problem statement?</text:p>
        </text:list-item>
      </text:list>
      <text:p text:style-name="P40">Problems linked to computer vision applications for air vehicles are generated by the nature of the object detection task for autonomous navigation. Such missions are generally carried out in complex scenes that change as the vehicle moves through space. For example, a drone that delivers packages can start its route in a commercial area, passing through rural areas until the order is delivered within an urban area. In this case we find situations where visual information and objects suffer deformations due to changes in height and direction of the vehicle. In addition, the images captured by the drone can present strong changes in lighting and the presence of shadows that disturb the perception of a scene.</text:p>
      <text:p text:style-name="P40"><text:s text:c="2"/></text:p>
      <text:list xml:id="list115233199920019" text:continue-numbering="true" text:style-name="L11">
        <text:list-item>
          <text:p text:style-name="P38">What do I <text:span text:style-name="T8">(not) </text:span>hope to achieve?</text:p>
        </text:list-item>
      </text:list>
      <text:p text:style-name="P24">Generate a general image analysis framework for applications related with the autonomous navigation of aerial vehicles.</text:p>
      <text:p text:style-name="P25">Test the framework for object detection in complex situations/scenarios such as those that may occur in applications such as autonomous navigation of air vehicles.</text:p>
      <text:p text:style-name="P25">To compare qualitatively and quantitatively the detection / segmentation results of image objects with the most widely used algorithms in the literature based on deep learning techniques and with the most outstanding state-of-art methods based on traditional computer vision techniques.</text:p>
      <text:p text:style-name="P23"/>
      <text:list xml:id="list115231525363910" text:continue-numbering="true" text:style-name="L11">
        <text:list-item>
          <text:p text:style-name="P38">What are the research questions and hypotheses?</text:p>
        </text:list-item>
      </text:list>
      <text:p text:style-name="P24">Traditional computer vision methods are (still) a reliable option to develop the object detection and recognition.</text:p>
      <text:p text:style-name="P25">New deep learning techniques have need of traditional computer vision methods for overcome the lack of labeled data problem.</text:p>
      <text:p text:style-name="P25"/>
      <text:list xml:id="list115232430169657" text:continue-numbering="true" text:style-name="L11">
        <text:list-item>
          <text:p text:style-name="P38">What is my contribution to the field?</text:p>
        </text:list-item>
      </text:list>
      <text:p text:style-name="P6">A new framework based on low-level image primitives that allows detection of objects in a totally unsupervised way.</text:p>
      <text:p text:style-name="P6">A comparative study between the widely used image detection / segmentation techniques using deep learning architectures and traditional computer vision techniques.</text:p>
      <text:p text:style-name="P6">In general terms, this thesis contributes to the debate between deep learning computer vision techniques and traditional computer vision techniques in the sense that it explores and attempts to solve highly complex problems without the need for an annotated database.</text:p>
      <text:p text:style-name="P6"/>
      <text:p text:style-name="P6"/>
      <text:list xml:id="list115231559014272" text:continue-numbering="true" text:style-name="L11">
        <text:list-item>
          <text:p text:style-name="P38">How is my thesis laid out?</text:p>
        </text:list-item>
      </text:list>
      <text:p text:style-name="P21"><text:span text:style-name="T13">Throughout this research work I used different low-level image primitives as a source of information to develop a framework for object detection and recognition. The development process of this framework was evolutionary, where each time it was added a new primitive to enrich the representation of the image. </text:span><text:span text:style-name="T14">Thus</text:span><text:span text:style-name="T13">, my thesis </text:span><text:span text:style-name="T14">laid out</text:span><text:span text:style-name="T13"> follows this evolutionary process of the research work: The first part of the thesis is devoted to the study of existing contours / edges in an image. </text:span><text:span text:style-name="T15">I </text:span><text:span text:style-name="T13">used </text:span><text:span text:style-name="T15">this information </text:span><text:span text:style-name="T13">for the detection of </text:span><text:span text:style-name="T15">landing paths related with the a</text:span><text:span text:style-name="T13">utonomous landing </text:span><text:span text:style-name="T15">drone </text:span><text:span text:style-name="T13">task. The second part of this document is dedicated to the study of color </text:span><text:span text:style-name="T16">information</text:span><text:span text:style-name="T13"> in an image. </text:span><text:span text:style-name="T16">This part </text:span><text:span text:style-name="T13">serves as an introduction to the third part of the thesis, dedicated to the study of textures generated by the lighting changes. Th</text:span><text:span text:style-name="T16">ese </text:span><text:span text:style-name="T13">two parts engage in an image search </text:span><text:span text:style-name="T16">system</text:span><text:span text:style-name="T13"> from a query image that shows the importance of color spaces and texture in image analysis. Part number four brings together the theory used in the preceding parts to create a framework that analyzes the colors of the textures as well as the textures generated by lighting changes. In this part we show the high-level primitives that can be obtained from the </text:span><text:span text:style-name="T16">proposed image </text:span><text:span text:style-name="T13">representation and present a comparison between various clustering methods obtain a totally unsupervised image segmentation.</text:span></text:p>
      <text:p text:style-name="P21"><text:soft-page-break/></text:p>
      <text:p text:style-name="P21"/>
      <text:p text:style-name="P21"/>
      <text:p text:style-name="P22"/>
      <text:p text:style-name="P22"/>
      <text:p text:style-name="P17"/>
      <text:p text:style-name="P17"/>
      <text:list xml:id="list115232742279580" text:continue-numbering="true" text:style-name="L11">
        <text:list-header>
          <text:p text:style-name="P38"/>
        </text:list-header>
      </text:list>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4:59:58.085291931</meta:creation-date>
    <meta:generator>LibreOffice/6.4.4.2$Linux_X86_64 LibreOffice_project/40$Build-2</meta:generator>
    <dc:date>2020-07-28T11:52:31.205130945</dc:date>
    <meta:editing-duration>PT8H9M36S</meta:editing-duration>
    <meta:editing-cycles>11</meta:editing-cycles>
    <meta:document-statistic meta:table-count="0" meta:image-count="0" meta:object-count="0" meta:page-count="6" meta:paragraph-count="49" meta:word-count="952" meta:character-count="6119" meta:non-whitespace-character-count="5224"/>
  </office:meta>
</office:document-meta>
</file>